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AWS Solution architect training</text:title></text:p>
      <text:p text:style-name="OrgTitle"/>
      <text:p text:style-name="OrgSubtitle"><text:initial-creator>Ricardo Colombo&lt;ricardogcolombo@gmail.com&gt;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6246f1">1. AWS Global Infrastructrue</text:a></text:p>
          <text:p text:style-name="Contents_20_2"><text:a xlink:type="simple" xlink:href="#org71a8244">1.1. REGIONS</text:a></text:p>
          <text:p text:style-name="Contents_20_3"><text:a xlink:type="simple" xlink:href="#org2818726">1.1.1. Availability zones</text:a></text:p>
          <text:p text:style-name="Contents_20_3"><text:a xlink:type="simple" xlink:href="#org13f1454">1.1.2. How to choose a region??</text:a></text:p>
          <text:p text:style-name="Contents_20_3"><text:a xlink:type="simple" xlink:href="#orgccdfa77">1.1.3. Global Edge Network</text:a></text:p>
        </text:index-body>
      </text:table-of-content>
      <text:h text:style-name="Heading_20_1" text:outline-level="1" text:is-list-header="false">
<text:bookmark-start text:name="OrgXref.orgd6246f1"/>
<text:bookmark text:name="orgd6246f1"/>AWS Global Infrastructrue
<text:bookmark-end text:name="OrgXref.orgd6246f1"/></text:h>
      <text:h text:style-name="Heading_20_2" text:outline-level="2" text:is-list-header="false">
<text:bookmark-start text:name="OrgXref.org71a8244"/>
<text:bookmark text:name="org71a8244"/>REGIONS
<text:bookmark-end text:name="OrgXref.org71a8244"/></text:h>
      <text:list text:style-name="OrgBulletedList" text:continue-numbering="false">
        <text:list-item>
          <text:p text:style-name="Text_20_body">Each AWS Region is associated with a geographical name and a Region code.
</text:p>
        </text:list-item>
      </text:list>
      <text:h text:style-name="Heading_20_3" text:outline-level="3" text:is-list-header="false">
<text:bookmark-start text:name="OrgXref.org2818726"/>
<text:bookmark text:name="org2818726"/>Availability zones
<text:bookmark-end text:name="OrgXref.org2818726"/></text:h>
      <text:list text:style-name="OrgBulletedList" text:continue-numbering="false">
        <text:list-item>
          <text:p text:style-name="Text_20_body">AWS cluster and data centers are around the world. when you have 1 or more datacenters connected through high speed low latency links in doing replication in case one is done this is an <text:span text:style-name="Bold">availability zone</text:span>
</text:p>
        </text:list-item>
        <text:list-item>
          <text:p text:style-name="Text_20_body">When you have 2 availability zones connected throught high speed and low altency links doing replication this conforms a Region
</text:p>
        </text:list-item>
      </text:list>
      <text:h text:style-name="Heading_20_3" text:outline-level="3" text:is-list-header="false">
<text:bookmark-start text:name="OrgXref.org13f1454"/>
<text:bookmark text:name="org13f1454"/>How to choose a region??
<text:bookmark-end text:name="OrgXref.org13f1454"/></text:h>
      <text:list text:style-name="OrgBulletedList" text:continue-numbering="false">
        <text:list-item>
          <text:p text:style-name="Text_20_body"><text:span text:style-name="Bold">Compliance</text:span> : Do you have a regulation requirement that your data needs to be in London? then you have to have your datacenters ina region (London)
</text:p>
        </text:list-item>
        <text:list-item>
          <text:p text:style-name="Text_20_body"><text:span text:style-name="Bold">Latency</text:span>: chose the region close to your customers to give the resources faster.
</text:p>
        </text:list-item>
        <text:list-item>
          <text:p text:style-name="Text_20_body"><text:span text:style-name="Bold">Princing</text:span> : One region could be more expencive than others.
</text:p>
        </text:list-item>
        <text:list-item>
          <text:p text:style-name="Text_20_body"><text:span text:style-name="Bold">Service availability</text:span>: You want to make sure that the region that you are running has the services that you need.
</text:p>
        </text:list-item>
      </text:list>
      <text:h text:style-name="Heading_20_3" text:outline-level="3" text:is-list-header="false">
<text:bookmark-start text:name="OrgXref.orgccdfa77"/>
<text:bookmark text:name="orgccdfa77"/>Global Edge Network
<text:bookmark-end text:name="OrgXref.orgccdfa77"/></text:h>
      <text:list text:style-name="OrgBulletedList" text:continue-numbering="false">
        <text:list-item>
          <text:p text:style-name="Text_20_body">Consist in edge locations and regional edge caches.
</text:p>
        </text:list-item>
        <text:list-item>
          <text:p text:style-name="Text_20_body">you can use services like cloud front to cache content using edge locatio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icardo Colombo&lt;ricardogcolombo@gmail.com&gt;</dc:creator>
    <meta:initial-creator>Ricardo Colombo&lt;ricardogcolombo@gmail.com&gt;</meta:initial-creator>
    <dc:date>2023-09-24T10:39:42</dc:date>
    <meta:creation-date>2023-09-24T10:39:42</meta:creation-date>
    <meta:generator>Emacs 28.2 (Org mode 9.6.1)</meta:generator>
    <meta:keyword/>
    <dc:subject>Notes of aws solution architect training</dc:subject>
    <dc:title>AWS Solution architect training</dc:title>
  </office:meta>
</office:document-meta>
</file>